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visibility="collapse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Creative Writing: Leaving the Labyri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0" calcext:value-type="date">
            <text:p>2025-12-10</text:p>
          </table:table-cell>
          <table:table-cell office:value-type="string" calcext:value-type="string">
            <text:p>IC App: Replacement Needed for the Two Drak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Gear Discount: Life Support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Skill Discount: Subsurface Spec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Signal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The Light Which Saves Our Child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Fire S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string" calcext:value-type="string">
            <text:p>KS: ASL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Game 10: Untertauch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Game 10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Tlaloc Conn 5 → 6</text:p>
          </table:table-cell>
          <table:table-cell office:value-type="float" office:value="-6" calcext:value-type="float">
            <text:p>-6</text:p>
          </table:table-cell>
        </table:table-row>
      </table:table>
      <table:table table:name="Grond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ear Discount: Synergist Longcoat + Mod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ep Into Christm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Group Contac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KS: Huntin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AS: Survival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Quality: Panz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Signal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The Light Which Saves Our Child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Fire Sai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00-00-00</text:date>, <text:time style:data-style-name="N2" text:time-value="14:15:48.070364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6T14:16:10.313182452</dc:date>
    <meta:editing-duration>PT2H59M7S</meta:editing-duration>
    <meta:editing-cycles>58</meta:editing-cycles>
    <meta:generator>LibreOffice/25.8.3.2$Linux_X86_64 LibreOffice_project/580$Build-2</meta:generator>
    <meta:document-statistic meta:table-count="4" meta:cell-count="280" meta:object-count="0"/>
  </office:meta>
</office:document-meta>
</file>